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ourier Prime" svg:font-family="'Courier Prime', 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-Regular" svg:font-family="Menlo-Regular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gitbook-content-font" svg:font-family="gitbook-content-font, apple-system, system-ui, 'Segoe UI', Helvetica, Arial, sans-serif"/>
  </office:font-face-decls>
  <office:automatic-styles>
    <style:style style:name="P1" style:family="paragraph" style:parent-style-name="Standard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000000" loext:opacity="100%" style:font-name="Courier Prime" fo:font-size="9.05000019073486pt" fo:letter-spacing="normal" fo:font-style="normal" fo:font-weight="normal" loext:padding="0in" loext:border="none"/>
    </style:style>
    <style:style style:name="P2" style:family="paragraph" style:parent-style-name="Standard">
      <style:text-properties officeooo:rsid="000ce738" officeooo:paragraph-rsid="000ce738"/>
    </style:style>
    <style:style style:name="P3" style:family="paragraph" style:parent-style-name="Standard">
      <style:text-properties officeooo:rsid="000debdd" officeooo:paragraph-rsid="000debdd"/>
    </style:style>
    <style:style style:name="P4" style:family="paragraph" style:parent-style-name="Standard">
      <style:text-properties style:font-name="Liberation Serif" fo:font-size="12pt" officeooo:rsid="000debdd" officeooo:paragraph-rsid="000debdd" style:font-size-asian="12pt" style:font-size-complex="12pt"/>
    </style:style>
    <style:style style:name="P5" style:family="paragraph" style:parent-style-name="Standard">
      <style:text-properties officeooo:rsid="000e22e0" officeooo:paragraph-rsid="000e22e0"/>
    </style:style>
    <style:style style:name="P6" style:family="paragraph" style:parent-style-name="Standard">
      <style:text-properties officeooo:rsid="000e4cef" officeooo:paragraph-rsid="000e4cef"/>
    </style:style>
    <style:style style:name="P7" style:family="paragraph" style:parent-style-name="Standard">
      <style:text-properties officeooo:rsid="000e906e" officeooo:paragraph-rsid="000e906e"/>
    </style:style>
    <style:style style:name="P8" style:family="paragraph" style:parent-style-name="Standard">
      <style:text-properties officeooo:rsid="00103673" officeooo:paragraph-rsid="00103673"/>
    </style:style>
    <style:style style:name="P9" style:family="paragraph" style:parent-style-name="Standard">
      <style:text-properties officeooo:rsid="00103673" officeooo:paragraph-rsid="0011db13"/>
    </style:style>
    <style:style style:name="P10" style:family="paragraph" style:parent-style-name="Standard">
      <style:text-properties officeooo:rsid="0011db13" officeooo:paragraph-rsid="0011db13"/>
    </style:style>
    <style:style style:name="P11" style:family="paragraph" style:parent-style-name="Standard">
      <style:text-properties officeooo:rsid="0012ec80" officeooo:paragraph-rsid="0012ec80"/>
    </style:style>
    <style:style style:name="P12" style:family="paragraph" style:parent-style-name="Standard">
      <style:text-properties officeooo:rsid="00140276" officeooo:paragraph-rsid="00140276"/>
    </style:style>
    <style:style style:name="T1" style:family="text">
      <style:text-properties officeooo:rsid="000ce738"/>
    </style:style>
    <style:style style:name="T2" style:family="text">
      <style:text-properties officeooo:rsid="000debdd"/>
    </style:style>
    <style:style style:name="T3" style:family="text">
      <style:text-properties fo:color="#000000" loext:opacity="100%" style:font-name="Liberation Serif" fo:font-size="12pt" style:font-size-asian="12pt" style:font-size-complex="12pt"/>
    </style:style>
    <style:style style:name="T4" style:family="text">
      <style:text-properties fo:color="#000000" loext:opacity="100%"/>
    </style:style>
    <style:style style:name="T5" style:family="text">
      <style:text-properties officeooo:rsid="000e22e0"/>
    </style:style>
    <style:style style:name="T6" style:family="text">
      <style:text-properties officeooo:rsid="000e4cef"/>
    </style:style>
    <style:style style:name="T7" style:family="text">
      <style:text-properties officeooo:rsid="000e906e"/>
    </style:style>
    <style:style style:name="T8" style:family="text">
      <style:text-properties officeooo:rsid="000fc38c"/>
    </style:style>
    <style:style style:name="T9" style:family="text">
      <style:text-properties officeooo:rsid="0011db1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5">Official documentation: https://docs.stargaze.zone/guides/readme</text:p>
      <text:p text:style-name="P2"/>
      <text:p text:style-name="P2">0) Mint a CosmicEmotions NFT to Support us (: <text:a xlink:type="simple" xlink:href="https://app.stargaze.zone/launchpad/stars19xjvf4gprddegglhp8g2p007kkzta3l89el28kflwjncaknsmekqemnjzy" text:style-name="Internet_20_link" text:visited-style-name="Visited_20_Internet_20_Link">https://app.stargaze.zone/launchpad/stars19xjvf4gprddegglhp8g2p007kkzta3l89el28kflwjncaknsmekqemnjzy</text:a></text:p>
      <text:p text:style-name="P2"/>
      <text:p text:style-name="P2">0.5) Tutorial Docs: https://github.com/tacolopo/stargaze-nft-creation</text:p>
      <text:p text:style-name="P2"/>
      <text:p text:style-name="Standard"><text:span text:style-name="T1">1) Add Keplr to Brave</text:span></text:p>
      <text:p text:style-name="Standard">https://chrome.google.com/webstore/detail/keplr/dmkamcknogkgcdfhhbddcghachkejeap</text:p>
      <text:p text:style-name="Standard"/>
      <text:p text:style-name="P2">2) Install <text:a xlink:type="simple" xlink:href="https://brew.sh/" text:style-name="Internet_20_link" text:visited-style-name="Visited_20_Internet_20_Link">Homebrew</text:a>:</text:p>
      <text:p text:style-name="P2">/bin/bash -c "$(curl -fsSL <text:a xlink:type="simple" xlink:href="https://raw.githubusercontent.com/Homebrew/install/HEAD/install.sh" text:style-name="Internet_20_link" text:visited-style-name="Visited_20_Internet_20_Link">https://raw.githubusercontent.com/Homebrew/install/HEAD/install.sh</text:a>)"</text:p>
      <text:p text:style-name="P2"/>
      <text:p text:style-name="P3">3) Finish installing brew</text:p>
      <text:p text:style-name="P3"><text:span text:style-name="T3">echo 'eval "$(/opt/homebrew/bin/brew shellenv)"' &gt;&gt; /Users/userprofile/.zprofile</text:span></text:p>
      <text:p text:style-name="P4"><text:span text:style-name="T4">eval "$(/opt/homebrew/bin/brew shellenv)"</text:span></text:p>
      <text:p text:style-name="P2"/>
      <text:p text:style-name="P2">3) <text:span text:style-name="T2">Install node:</text:span></text:p>
      <text:p text:style-name="P3">brew install node</text:p>
      <text:p text:style-name="P3"/>
      <text:p text:style-name="P3">4) Install yarn:</text:p>
      <text:p text:style-name="P3">brew install yarn</text:p>
      <text:p text:style-name="P3"/>
      <text:p text:style-name="P3">5) Install CosmWasmJS:</text:p>
      <text:p text:style-name="P3">yarn add cosmwasm</text:p>
      <text:p text:style-name="P3"/>
      <text:p text:style-name="P3">6) Create an nft.storage account:</text:p>
      <text:p text:style-name="P3"><text:a xlink:type="simple" xlink:href="https://nft.storage/" text:style-name="Internet_20_link" text:visited-style-name="Visited_20_Internet_20_Link">https://nft.storage/</text:a></text:p>
      <text:p text:style-name="P3"/>
      <text:p text:style-name="P3">7) <text:span text:style-name="T5">Clone the sample repository:</text:span></text:p>
      <text:p text:style-name="P3">git clone https://github.com/public-awesome/stargaze-tools [my-project-name]</text:p>
      <text:p text:style-name="P3">cd [my-project-name]</text:p>
      <text:p text:style-name="P3">yarn install</text:p>
      <text:p text:style-name="P3"/>
      <text:p text:style-name="P5">8) <text:span text:style-name="T6">Create a testnet account:</text:span></text:p>
      <text:p text:style-name="P5">yarn account</text:p>
      <text:p text:style-name="P5"/>
      <text:p text:style-name="P6">9) Change config.example.js name to config.js</text:p>
      <text:p text:style-name="P6"/>
      <text:p text:style-name="P6">10) input testnet mnemonics and public address into config.js</text:p>
      <text:p text:style-name="P6"/>
      <text:p text:style-name="P6">11) <text:span text:style-name="T7">Join Stargaze discord (</text:span><text:a xlink:type="simple" xlink:href="https://discord.com/invite/stargaze" text:style-name="Internet_20_link" text:visited-style-name="Visited_20_Internet_20_Link"><text:span text:style-name="T7">https://discord.com/invite/stargaze</text:span></text:a><text:span text:style-name="T7">) and pick the developer role. Then request funds in the faucet channel:</text:span></text:p>
      <text:p text:style-name="P7">$request [testnet_address]</text:p>
      <text:p text:style-name="P7"/>
      <text:p text:style-name="P7"><text:soft-page-break/>12) <text:span text:style-name="T8">In config.js, update the collection name, symbol, description, uncomment out royaltyPaymentAddress, uncomment out royaltyShare, change numTokens to your collection size, adjust unitPrice, adjust StartTime to 15-30 minutes in the future.</text:span></text:p>
      <text:p text:style-name="P7"/>
      <text:p text:style-name="P8">13) Replace the sample images with your images. Ensure they are in sequential order: 1.png, 2.png, 3.png, etc.</text:p>
      <text:p text:style-name="P8"/>
      <text:p text:style-name="P8">14) Update the metadata files to your liking.</text:p>
      <text:p text:style-name="P8"/>
      <text:p text:style-name="P8">15) Pack Images and Metadata to nft.storage:</text:p>
      <text:p text:style-name="P8">yarn pack-images</text:p>
      <text:p text:style-name="P8">yarn pack-metadata</text:p>
      <text:p text:style-name="P8"/>
      <text:p text:style-name="P8">16) Replace the images CID with the one in “image” in the config.js file. This will be your collection headline photo.</text:p>
      <text:p text:style-name="P8"/>
      <text:p text:style-name="P8">17) Replace the metadata CID with the one in baseTokenUri</text:p>
      <text:p text:style-name="P8"/>
      <text:p text:style-name="P9">18) <text:span text:style-name="T9">Instantiate minter contract on testnet:</text:span></text:p>
      <text:p text:style-name="P9"><text:span text:style-name="T9">yarn minter</text:span> </text:p>
      <text:p text:style-name="P9"/>
      <text:p text:style-name="P10">19) Copy and paste the minter and sg721 outputs from yarn minter into the config.js file</text:p>
      <text:p text:style-name="P10"/>
      <text:p text:style-name="P11">20) Test mint to yourself:</text:p>
      <text:p text:style-name="P11">yarn mint --to [your_testnet_address] --batch [number_in_collection]</text:p>
      <text:p text:style-name="P11"/>
      <text:p text:style-name="P11">21) Query contract to ensure success:</text:p>
      <text:p text:style-name="P11">yarn query</text:p>
      <text:p text:style-name="P11"/>
      <text:p text:style-name="P11">22) Check collection on testnet <text:a xlink:type="simple" xlink:href="https://testnet.publicawesome.dev/launchpad/minter_contract_address" text:style-name="Internet_20_link" text:visited-style-name="Visited_20_Internet_20_Link">https://testnet.publicawesome.dev/launchpad/minter_contract_address</text:a></text:p>
      <text:p text:style-name="P11"/>
      <text:p text:style-name="P12">TO LAUNCH ON MAINNET:</text:p>
      <text:p text:style-name="P12"/>
      <text:p text:style-name="P12">23) Fund your keplr created account with 1001 stars</text:p>
      <text:p text:style-name="P11"/>
      <text:p text:style-name="P12">24) update mnemonic, address, start time, rpc, contract code ids</text:p>
      <text:p text:style-name="P12"/>
      <text:p text:style-name="P12">25) Instantiate mainnet contract</text:p>
      <text:p text:style-name="P12">yarn minter</text:p>
      <text:p text:style-name="P12"/>
      <text:p text:style-name="P12">26) Search contract on mainnet https://app.stargaze.zone/launchpad/minter_contract_address</text:p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ourier Prime" svg:font-family="'Courier Prime', 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-Regular" svg:font-family="Menlo-Regular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gitbook-content-font" svg:font-family="gitbook-content-font, apple-system, system-ui, 'Segoe UI', Helvetica, Arial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5-30T15:27:35.213078161</meta:creation-date>
    <dc:date>2022-07-06T19:52:56.993743713</dc:date>
    <meta:editing-duration>PT1H29M29S</meta:editing-duration>
    <meta:editing-cycles>11</meta:editing-cycles>
    <meta:generator>LibreOffice/7.3.2.2$MacOSX_AARCH64 LibreOffice_project/49f2b1bff42cfccbd8f788c8dc32c1c309559be0</meta:generator>
    <meta:document-statistic meta:table-count="0" meta:image-count="0" meta:object-count="0" meta:page-count="2" meta:paragraph-count="50" meta:word-count="307" meta:character-count="2544" meta:non-whitespace-character-count="2288"/>
  </office:meta>
</office:document-meta>
</file>